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adornments="Normal"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Mono" svg:font-family="'Noto Mono'" style:font-pitch="fixed"/>
    <style:font-face style:name="OpenSymbol" svg:font-family="OpenSymbol" style:font-charset="x-symbol"/>
    <style:font-face style:name="monospace" svg:font-family="monospace"/>
    <style:font-face style:name="sans-serif" svg:font-family="sans-serif"/>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style:border-line-width="0.005cm 0.005cm 0.005cm" fo:padding="0.097cm" fo:border="0.45pt double #0062c4"/>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style:border-line-width="0.005cm 0.005cm 0.005cm" fo:padding="0.097cm" fo:border="0.45pt double #0062c4"/>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style:border-line-width="0.005cm 0.005cm 0.005cm" fo:padding="0.097cm" fo:border="0.45pt double #0062c4"/>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style:border-line-width="0.005cm 0.005cm 0.005cm" fo:padding="0.097cm" fo:border="0.45pt double #0062c4"/>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style:border-line-width="0.005cm 0.005cm 0.005cm" fo:padding="0.097cm" fo:border="0.45pt double #0062c4"/>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style:border-line-width="0.005cm 0.005cm 0.005cm" fo:padding="0.097cm" fo:border="0.45pt double #0062c4"/>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style:border-line-width="0.005cm 0.005cm 0.005cm" fo:padding="0.097cm" fo:border="0.45pt double #0062c4"/>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style:border-line-width="0.005cm 0.005cm 0.005cm" fo:padding="0.097cm" fo:border="0.45pt double #0062c4"/>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style:border-line-width="0.005cm 0.005cm 0.005cm" fo:padding="0.097cm" fo:border="0.45pt double #0062c4"/>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style:border-line-width="0.005cm 0.005cm 0.005cm" fo:padding="0.097cm" fo:border="0.45pt double #0062c4"/>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style:border-line-width="0.005cm 0.005cm 0.005cm" fo:padding="0.097cm" fo:border="0.45pt double #0062c4"/>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style:border-line-width="0.005cm 0.005cm 0.005cm" fo:padding="0.097cm" fo:border="0.45pt double #0062c4"/>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style:border-line-width="0.005cm 0.005cm 0.005cm" fo:padding="0.097cm" fo:border="0.45pt double #0062c4"/>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A1" style:family="table-cell">
      <style:table-cell-properties style:border-line-width="0.005cm 0.005cm 0.005cm" fo:padding="0.097cm" fo:border="0.45pt double #0062c4"/>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style:border-line-width="0.005cm 0.005cm 0.005cm" fo:padding="0.097cm" fo:border="0.45pt double #0062c4"/>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style:border-line-width="0.005cm 0.005cm 0.005cm" fo:padding="0.097cm" fo:border="0.45pt double #0062c4"/>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style:border-line-width="0.005cm 0.005cm 0.005cm" fo:padding="0.097cm" fo:border="0.45pt double #0062c4"/>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style:border-line-width="0.005cm 0.005cm 0.005cm" fo:padding="0.097cm" fo:border="0.45pt double #0062c4"/>
    </style:style>
    <style:style style:name="Tableau19" style:family="table">
      <style:table-properties style:width="17cm" table:align="margins"/>
    </style:style>
    <style:style style:name="Tableau19.A" style:family="table-column">
      <style:table-column-properties style:column-width="17cm" style:rel-column-width="65535*"/>
    </style:style>
    <style:style style:name="Tableau19.A1" style:family="table-cell">
      <style:table-cell-properties style:border-line-width="0.005cm 0.005cm 0.005cm" fo:padding="0.097cm" fo:border="0.45pt double #0062c4"/>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style:border-line-width="0.005cm 0.005cm 0.005cm" fo:padding="0.097cm" fo:border="0.45pt double #0062c4"/>
    </style:style>
    <style:style style:name="Tableau21" style:family="table">
      <style:table-properties style:width="17cm" table:align="margins"/>
    </style:style>
    <style:style style:name="Tableau21.A" style:family="table-column">
      <style:table-column-properties style:column-width="17cm" style:rel-column-width="65535*"/>
    </style:style>
    <style:style style:name="Tableau21.A1" style:family="table-cell">
      <style:table-cell-properties style:border-line-width="0.005cm 0.005cm 0.005cm" fo:padding="0.097cm" fo:border="0.45pt double #0062c4"/>
    </style:style>
    <style:style style:name="Tableau22" style:family="table">
      <style:table-properties style:width="17cm" table:align="margins"/>
    </style:style>
    <style:style style:name="Tableau22.A" style:family="table-column">
      <style:table-column-properties style:column-width="17cm" style:rel-column-width="65535*"/>
    </style:style>
    <style:style style:name="Tableau22.A1" style:family="table-cell">
      <style:table-cell-properties style:border-line-width="0.005cm 0.005cm 0.005cm" fo:padding="0.097cm" fo:border="0.45pt double #0062c4"/>
    </style:style>
    <style:style style:name="Tableau23" style:family="table">
      <style:table-properties style:width="17cm" table:align="margins"/>
    </style:style>
    <style:style style:name="Tableau23.A" style:family="table-column">
      <style:table-column-properties style:column-width="17cm" style:rel-column-width="65535*"/>
    </style:style>
    <style:style style:name="Tableau23.A1" style:family="table-cell">
      <style:table-cell-properties style:border-line-width="0.005cm 0.005cm 0.005cm" fo:padding="0.097cm" fo:border="0.45pt double #0062c4"/>
    </style:style>
    <style:style style:name="Tableau24" style:family="table">
      <style:table-properties style:width="17cm" table:align="margins"/>
    </style:style>
    <style:style style:name="Tableau24.A" style:family="table-column">
      <style:table-column-properties style:column-width="17cm" style:rel-column-width="65535*"/>
    </style:style>
    <style:style style:name="Tableau24.A1" style:family="table-cell">
      <style:table-cell-properties style:border-line-width="0.005cm 0.005cm 0.005cm" fo:padding="0.097cm" fo:border="0.45pt double #0062c4"/>
    </style:style>
    <style:style style:name="Tableau25" style:family="table">
      <style:table-properties style:width="17cm" table:align="margins"/>
    </style:style>
    <style:style style:name="Tableau25.A" style:family="table-column">
      <style:table-column-properties style:column-width="17cm" style:rel-column-width="65535*"/>
    </style:style>
    <style:style style:name="Tableau25.A1" style:family="table-cell">
      <style:table-cell-properties style:border-line-width="0.005cm 0.005cm 0.005cm" fo:padding="0.097cm" fo:border="0.45pt double #0062c4"/>
    </style:style>
    <style:style style:name="Tableau26" style:family="table">
      <style:table-properties style:width="17cm" table:align="margins"/>
    </style:style>
    <style:style style:name="Tableau26.A" style:family="table-column">
      <style:table-column-properties style:column-width="17cm" style:rel-column-width="65535*"/>
    </style:style>
    <style:style style:name="Tableau26.A1" style:family="table-cell">
      <style:table-cell-properties style:border-line-width="0.005cm 0.005cm 0.005cm" fo:padding="0.097cm" fo:border="0.45pt double #0062c4"/>
    </style:style>
    <style:style style:name="Tableau27" style:family="table">
      <style:table-properties style:width="17cm" table:align="margins"/>
    </style:style>
    <style:style style:name="Tableau27.A" style:family="table-column">
      <style:table-column-properties style:column-width="17cm" style:rel-column-width="65535*"/>
    </style:style>
    <style:style style:name="Tableau27.A1" style:family="table-cell">
      <style:table-cell-properties style:border-line-width="0.005cm 0.005cm 0.005cm" fo:padding="0.097cm" fo:border="0.45pt double #0062c4"/>
    </style:style>
    <style:style style:name="P1" style:family="paragraph" style:parent-style-name="Question">
      <style:text-properties fo:language="zxx" fo:country="none" style:language-asian="zxx" style:country-asian="none" style:language-complex="zxx" style:country-complex="none"/>
    </style:style>
    <style:style style:name="P2" style:family="paragraph" style:parent-style-name="Question">
      <style:text-properties fo:language="zxx" fo:country="none" officeooo:paragraph-rsid="0042880a" style:language-asian="zxx" style:country-asian="none" style:language-complex="zxx" style:country-complex="none"/>
    </style:style>
    <style:style style:name="P3" style:family="paragraph" style:parent-style-name="Question">
      <style:text-properties fo:language="zxx" fo:country="none" officeooo:paragraph-rsid="00502085" style:language-asian="zxx" style:country-asian="none" style:language-complex="zxx" style:country-complex="none"/>
    </style:style>
    <style:style style:name="P4" style:family="paragraph" style:parent-style-name="Standard">
      <style:paragraph-properties fo:text-align="center" style:justify-single-word="false"/>
      <style:text-properties fo:language="zxx" fo:country="none" style:language-asian="zxx" style:country-asian="none" style:language-complex="zxx" style:country-complex="none"/>
    </style:style>
    <style:style style:name="P5" style:family="paragraph" style:parent-style-name="Standard">
      <style:text-properties fo:language="zxx" fo:country="none" officeooo:rsid="0003863c" officeooo:paragraph-rsid="003c10a1" style:language-asian="zxx" style:country-asian="none" style:language-complex="zxx" style:country-complex="none"/>
    </style:style>
    <style:style style:name="P6" style:family="paragraph" style:parent-style-name="Standard">
      <style:text-properties fo:language="zxx" fo:country="none" officeooo:rsid="0003863c" officeooo:paragraph-rsid="003b55fd" style:language-asian="zxx" style:country-asian="none" style:language-complex="zxx" style:country-complex="none"/>
    </style:style>
    <style:style style:name="P7" style:family="paragraph" style:parent-style-name="Text_20_body">
      <style:text-properties fo:language="zxx" fo:country="none" officeooo:rsid="0003863c" officeooo:paragraph-rsid="003b55fd" style:language-asian="zxx" style:country-asian="none" style:language-complex="zxx" style:country-complex="none"/>
    </style:style>
    <style:style style:name="P8" style:family="paragraph" style:parent-style-name="Standard">
      <style:text-properties fo:language="zxx" fo:country="none" officeooo:rsid="003c10a1" officeooo:paragraph-rsid="003c10a1" style:language-asian="zxx" style:country-asian="none" style:language-complex="zxx" style:country-complex="none"/>
    </style:style>
    <style:style style:name="P9" style:family="paragraph" style:parent-style-name="Standard">
      <style:text-properties fo:language="zxx" fo:country="none" officeooo:rsid="003c10a1" officeooo:paragraph-rsid="004bf9cc" style:language-asian="zxx" style:country-asian="none" style:language-complex="zxx" style:country-complex="none"/>
    </style:style>
    <style:style style:name="P10" style:family="paragraph" style:parent-style-name="Standard">
      <style:text-properties fo:language="zxx" fo:country="none" officeooo:rsid="003c10a1" officeooo:paragraph-rsid="004c595d" style:language-asian="zxx" style:country-asian="none" style:language-complex="zxx" style:country-complex="none"/>
    </style:style>
    <style:style style:name="P11" style:family="paragraph" style:parent-style-name="Standard">
      <style:text-properties fo:language="zxx" fo:country="none" officeooo:rsid="003c10a1" officeooo:paragraph-rsid="004f9b27" style:language-asian="zxx" style:country-asian="none" style:language-complex="zxx" style:country-complex="none"/>
    </style:style>
    <style:style style:name="P12" style:family="paragraph" style:parent-style-name="Standard">
      <style:text-properties fo:language="zxx" fo:country="none" officeooo:rsid="003c10a1" officeooo:paragraph-rsid="0054495f" style:language-asian="zxx" style:country-asian="none" style:language-complex="zxx" style:country-complex="none"/>
    </style:style>
    <style:style style:name="P13" style:family="paragraph" style:parent-style-name="Standard">
      <style:text-properties fo:language="zxx" fo:country="none" officeooo:rsid="003c3343" officeooo:paragraph-rsid="003c3343" style:language-asian="zxx" style:country-asian="none" style:language-complex="zxx" style:country-complex="none"/>
    </style:style>
    <style:style style:name="P14" style:family="paragraph" style:parent-style-name="Standard">
      <style:text-properties fo:language="zxx" fo:country="none" officeooo:rsid="003d2c21" officeooo:paragraph-rsid="003d2c21" style:language-asian="zxx" style:country-asian="none" style:language-complex="zxx" style:country-complex="none"/>
    </style:style>
    <style:style style:name="P15" style:family="paragraph" style:parent-style-name="Standard">
      <style:text-properties fo:language="zxx" fo:country="none" officeooo:rsid="003dc7a5" officeooo:paragraph-rsid="003dc7a5" style:language-asian="zxx" style:country-asian="none" style:language-complex="zxx" style:country-complex="none"/>
    </style:style>
    <style:style style:name="P16" style:family="paragraph" style:parent-style-name="Standard">
      <style:text-properties fo:language="zxx" fo:country="none" officeooo:rsid="003e8fde" officeooo:paragraph-rsid="003e8fde" style:language-asian="zxx" style:country-asian="none" style:language-complex="zxx" style:country-complex="none"/>
    </style:style>
    <style:style style:name="P17" style:family="paragraph" style:parent-style-name="Standard">
      <style:text-properties fo:language="zxx" fo:country="none" style:language-asian="zxx" style:country-asian="none" style:language-complex="zxx" style:country-complex="none"/>
    </style:style>
    <style:style style:name="P18" style:family="paragraph" style:parent-style-name="Standard">
      <style:text-properties fo:language="zxx" fo:country="none" officeooo:rsid="004677d3" officeooo:paragraph-rsid="004677d3" style:language-asian="zxx" style:country-asian="none" style:language-complex="zxx" style:country-complex="none"/>
    </style:style>
    <style:style style:name="P19" style:family="paragraph" style:parent-style-name="Standard">
      <style:text-properties fo:language="zxx" fo:country="none" officeooo:rsid="004677d3" officeooo:paragraph-rsid="0054495f" style:language-asian="zxx" style:country-asian="none" style:language-complex="zxx" style:country-complex="none"/>
    </style:style>
    <style:style style:name="P20" style:family="paragraph" style:parent-style-name="Standard">
      <style:text-properties fo:language="zxx" fo:country="none" officeooo:rsid="0055cca8" officeooo:paragraph-rsid="0055cca8" style:language-asian="zxx" style:country-asian="none" style:language-complex="zxx" style:country-complex="none"/>
    </style:style>
    <style:style style:name="P21" style:family="paragraph" style:parent-style-name="Table_20_Contents">
      <style:text-properties fo:language="zxx" fo:country="none" officeooo:rsid="0055cca8" officeooo:paragraph-rsid="0055cca8" style:language-asian="zxx" style:country-asian="none" style:language-complex="zxx" style:country-complex="none"/>
    </style:style>
    <style:style style:name="P22" style:family="paragraph" style:parent-style-name="Table_20_Contents">
      <style:text-properties fo:language="zxx" fo:country="none" officeooo:rsid="0055cca8" officeooo:paragraph-rsid="0056a557" style:language-asian="zxx" style:country-asian="none" style:language-complex="zxx" style:country-complex="none"/>
    </style:style>
    <style:style style:name="P23" style:family="paragraph" style:parent-style-name="Table_20_Contents">
      <style:text-properties fo:language="zxx" fo:country="none" officeooo:rsid="0055cca8" officeooo:paragraph-rsid="00585cf3" style:language-asian="zxx" style:country-asian="none" style:language-complex="zxx" style:country-complex="none"/>
    </style:style>
    <style:style style:name="P24" style:family="paragraph" style:parent-style-name="Standard">
      <style:text-properties fo:language="zxx" fo:country="none" officeooo:rsid="005a8ad1" officeooo:paragraph-rsid="005a8ad1" style:language-asian="zxx" style:country-asian="none" style:language-complex="zxx" style:country-complex="none"/>
    </style:style>
    <style:style style:name="P25" style:family="paragraph" style:parent-style-name="Table_20_Contents">
      <style:text-properties fo:language="zxx" fo:country="none" officeooo:rsid="004b3575" officeooo:paragraph-rsid="004b3575" style:language-asian="zxx" style:country-asian="none" style:language-complex="zxx" style:country-complex="none"/>
    </style:style>
    <style:style style:name="P26" style:family="paragraph" style:parent-style-name="Table_20_Contents">
      <style:text-properties fo:language="zxx" fo:country="none" officeooo:rsid="004b3575" officeooo:paragraph-rsid="004de50b" style:language-asian="zxx" style:country-asian="none" style:language-complex="zxx" style:country-complex="none"/>
    </style:style>
    <style:style style:name="P27" style:family="paragraph" style:parent-style-name="Table_20_Contents">
      <style:text-properties fo:language="zxx" fo:country="none" officeooo:rsid="004bf9cc" officeooo:paragraph-rsid="004de50b" style:language-asian="zxx" style:country-asian="none" style:language-complex="zxx" style:country-complex="none"/>
    </style:style>
    <style:style style:name="P28" style:family="paragraph" style:parent-style-name="Table_20_Contents">
      <style:text-properties fo:language="zxx" fo:country="none" officeooo:rsid="004c595d" officeooo:paragraph-rsid="004c595d" style:language-asian="zxx" style:country-asian="none" style:language-complex="zxx" style:country-complex="none"/>
    </style:style>
    <style:style style:name="P29" style:family="paragraph" style:parent-style-name="Table_20_Contents">
      <style:text-properties fo:language="zxx" fo:country="none" officeooo:rsid="004c595d" officeooo:paragraph-rsid="0054495f" style:language-asian="zxx" style:country-asian="none" style:language-complex="zxx" style:country-complex="none"/>
    </style:style>
    <style:style style:name="P30" style:family="paragraph" style:parent-style-name="Table_20_Contents">
      <style:text-properties fo:language="zxx" fo:country="none" officeooo:rsid="004f9b27" officeooo:paragraph-rsid="004f9b27" style:language-asian="zxx" style:country-asian="none" style:language-complex="zxx" style:country-complex="none"/>
    </style:style>
    <style:style style:name="P31" style:family="paragraph" style:parent-style-name="Text_20_body">
      <style:text-properties fo:language="zxx" fo:country="none" officeooo:paragraph-rsid="003b55fd" style:language-asian="zxx" style:country-asian="none" style:language-complex="zxx" style:country-complex="none"/>
    </style:style>
    <style:style style:name="P32" style:family="paragraph" style:parent-style-name="Text_20_body">
      <style:paragraph-properties fo:margin-top="0cm" fo:margin-bottom="0.046cm" style:contextual-spacing="false"/>
      <style:text-properties fo:language="zxx" fo:country="none" officeooo:paragraph-rsid="003b55fd" style:language-asian="zxx" style:country-asian="none" style:language-complex="zxx" style:country-complex="none"/>
    </style:style>
    <style:style style:name="P33" style:family="paragraph" style:parent-style-name="Text_20_body">
      <style:text-properties fo:language="zxx" fo:country="none" officeooo:paragraph-rsid="0040c528" style:language-asian="zxx" style:country-asian="none" style:language-complex="zxx" style:country-complex="none"/>
    </style:style>
    <style:style style:name="P34" style:family="paragraph" style:parent-style-name="Text_20_body">
      <style:text-properties fo:language="zxx" fo:country="none" officeooo:rsid="0040c528" officeooo:paragraph-rsid="0040c528" style:language-asian="zxx" style:country-asian="none" style:language-complex="zxx" style:country-complex="none"/>
    </style:style>
    <style:style style:name="P35" style:family="paragraph" style:parent-style-name="console">
      <style:text-properties fo:language="zxx" fo:country="none" style:language-asian="zxx" style:country-asian="none" style:language-complex="zxx" style:country-complex="none"/>
    </style:style>
    <style:style style:name="P36" style:family="paragraph" style:parent-style-name="console">
      <style:text-properties fo:language="zxx" fo:country="none" officeooo:paragraph-rsid="00448665" style:language-asian="zxx" style:country-asian="none" style:language-complex="zxx" style:country-complex="none"/>
    </style:style>
    <style:style style:name="P37" style:family="paragraph" style:parent-style-name="Text_20_body">
      <style:text-properties style:font-name="Noto Mono" fo:language="zxx" fo:country="none" officeooo:paragraph-rsid="003b55fd" style:language-asian="zxx" style:country-asian="none" style:language-complex="zxx" style:country-complex="none"/>
    </style:style>
    <style:style style:name="P38" style:family="paragraph" style:parent-style-name="Text_20_body">
      <style:text-properties style:font-name="Noto Mono" fo:font-size="12pt" fo:language="zxx" fo:country="none" officeooo:paragraph-rsid="003b55fd" style:font-size-asian="12pt" style:language-asian="zxx" style:country-asian="none" style:font-size-complex="12pt" style:language-complex="zxx" style:country-complex="none"/>
    </style:style>
    <style:style style:name="P39" style:family="paragraph" style:parent-style-name="Text_20_body">
      <style:text-properties style:font-name="Liberation Sans" fo:language="zxx" fo:country="none" officeooo:paragraph-rsid="003b55fd" style:language-asian="zxx" style:country-asian="none" style:language-complex="zxx" style:country-complex="none"/>
    </style:style>
    <style:style style:name="P40" style:family="paragraph" style:parent-style-name="Text_20_body">
      <style:text-properties style:font-name="Liberation Sans" fo:font-size="12pt" fo:language="zxx" fo:country="none" officeooo:paragraph-rsid="003b55fd" style:font-size-asian="12pt" style:language-asian="zxx" style:country-asian="none" style:font-size-complex="12pt" style:language-complex="zxx" style:country-complex="none"/>
    </style:style>
    <style:style style:name="P41" style:family="paragraph" style:parent-style-name="Text_20_body">
      <style:paragraph-properties fo:margin-top="0.101cm" fo:margin-bottom="0.347cm" style:contextual-spacing="false"/>
      <style:text-properties style:font-name="Liberation Sans" fo:font-size="12pt" fo:language="zxx" fo:country="none" officeooo:paragraph-rsid="003b55fd" style:font-size-asian="12pt" style:language-asian="zxx" style:country-asian="none" style:font-size-complex="12pt" style:language-complex="zxx" style:country-complex="none"/>
    </style:style>
    <style:style style:name="P42" style:family="paragraph" style:parent-style-name="Text_20_body">
      <style:paragraph-properties fo:margin-top="0cm" fo:margin-bottom="0.046cm" style:contextual-spacing="false"/>
      <style:text-properties style:font-name="Liberation Sans" fo:font-size="12pt" fo:language="zxx" fo:country="none" officeooo:paragraph-rsid="003b55fd" style:font-size-asian="12pt" style:language-asian="zxx" style:country-asian="none" style:font-size-complex="12pt" style:language-complex="zxx" style:country-complex="none"/>
    </style:style>
    <style:style style:name="P43" style:family="paragraph" style:parent-style-name="Text_20_body">
      <style:text-properties style:font-name="Liberation Sans" fo:font-size="12pt" fo:language="zxx" fo:country="none" officeooo:paragraph-rsid="0042880a" style:font-size-asian="12pt" style:language-asian="zxx" style:country-asian="none" style:font-size-complex="12pt" style:language-complex="zxx" style:country-complex="none"/>
    </style:style>
    <style:style style:name="P44" style:family="paragraph" style:parent-style-name="Text_20_body">
      <style:paragraph-properties fo:break-before="page"/>
      <style:text-properties style:font-name="Liberation Sans" fo:font-size="12pt" fo:language="zxx" fo:country="none" officeooo:paragraph-rsid="0042880a" style:font-size-asian="12pt" style:language-asian="zxx" style:country-asian="none" style:font-size-complex="12pt" style:language-complex="zxx" style:country-complex="none"/>
    </style:style>
    <style:style style:name="P45" style:family="paragraph" style:parent-style-name="Text_20_body">
      <style:text-properties style:font-name="Liberation Sans" fo:font-size="12pt" fo:language="zxx" fo:country="none" officeooo:rsid="0042880a" officeooo:paragraph-rsid="0042880a" style:font-size-asian="12pt" style:language-asian="zxx" style:country-asian="none" style:font-size-complex="12pt" style:language-complex="zxx" style:country-complex="none"/>
    </style:style>
    <style:style style:name="P46" style:family="paragraph" style:parent-style-name="Text_20_body">
      <style:text-properties style:font-name="Liberation Sans" fo:font-size="12pt" fo:language="zxx" fo:country="none" officeooo:rsid="00448665" officeooo:paragraph-rsid="00448665" style:font-size-asian="12pt" style:language-asian="zxx" style:country-asian="none" style:font-size-complex="12pt" style:language-complex="zxx" style:country-complex="none"/>
    </style:style>
    <style:style style:name="P47" style:family="paragraph" style:parent-style-name="Text_20_body">
      <style:text-properties style:font-name="Liberation Sans" fo:font-size="12pt" fo:language="zxx" fo:country="none" officeooo:rsid="00448665" officeooo:paragraph-rsid="0054495f" style:font-size-asian="12pt" style:language-asian="zxx" style:country-asian="none" style:font-size-complex="12pt" style:language-complex="zxx" style:country-complex="none"/>
    </style:style>
    <style:style style:name="P48" style:family="paragraph" style:parent-style-name="Text_20_body">
      <style:paragraph-properties fo:margin-top="0cm" fo:margin-bottom="0.046cm" style:contextual-spacing="false"/>
      <style:text-properties style:font-name="monospace" fo:font-size="12pt" fo:language="zxx" fo:country="none" officeooo:paragraph-rsid="003b55fd" style:language-asian="zxx" style:country-asian="none" style:language-complex="zxx" style:country-complex="none"/>
    </style:style>
    <style:style style:name="P49" style:family="paragraph" style:parent-style-name="Text_20_body">
      <style:text-properties fo:font-size="12pt" fo:language="zxx" fo:country="none" officeooo:paragraph-rsid="003b55fd" style:font-size-asian="12pt" style:language-asian="zxx" style:country-asian="none" style:font-size-complex="12pt" style:language-complex="zxx" style:country-complex="none"/>
    </style:style>
    <style:style style:name="P50" style:family="paragraph" style:parent-style-name="Text_20_body">
      <style:text-properties style:font-name="sans-serif" fo:font-size="12pt" fo:language="zxx" fo:country="none" officeooo:paragraph-rsid="003b55fd" style:font-size-asian="12pt" style:language-asian="zxx" style:country-asian="none" style:font-size-complex="12pt" style:language-complex="zxx" style:country-complex="none"/>
    </style:style>
    <style:style style:name="P51" style:family="paragraph" style:parent-style-name="Standard">
      <style:text-properties fo:language="zxx" fo:country="none" officeooo:rsid="003c10a1" officeooo:paragraph-rsid="006ae4c8" style:language-asian="zxx" style:country-asian="none" style:language-complex="zxx" style:country-complex="none"/>
    </style:style>
    <style:style style:name="P52" style:family="paragraph" style:parent-style-name="Heading_20_1">
      <style:text-properties fo:language="zxx" fo:country="none" style:language-asian="zxx" style:country-asian="none" style:language-complex="zxx" style:country-complex="none"/>
    </style:style>
    <style:style style:name="P53" style:family="paragraph" style:parent-style-name="Heading_20_1">
      <style:text-properties fo:language="zxx" fo:country="none" officeooo:paragraph-rsid="00502085" style:language-asian="zxx" style:country-asian="none" style:language-complex="zxx" style:country-complex="none"/>
    </style:style>
    <style:style style:name="P54" style:family="paragraph" style:parent-style-name="Heading_20_1">
      <style:text-properties fo:language="zxx" fo:country="none" officeooo:paragraph-rsid="0054495f" style:language-asian="zxx" style:country-asian="none" style:language-complex="zxx" style:country-complex="none"/>
    </style:style>
    <style:style style:name="P55" style:family="paragraph" style:parent-style-name="Heading_20_1">
      <style:paragraph-properties fo:break-before="page"/>
      <style:text-properties fo:language="zxx" fo:country="none" style:language-asian="zxx" style:country-asian="none" style:language-complex="zxx" style:country-complex="none"/>
    </style:style>
    <style:style style:name="P56" style:family="paragraph" style:parent-style-name="Heading_20_2">
      <style:text-properties fo:language="zxx" fo:country="none" style:language-asian="zxx" style:country-asian="none" style:language-complex="zxx" style:country-complex="none"/>
    </style:style>
    <style:style style:name="P57" style:family="paragraph" style:parent-style-name="Table_20_Contents">
      <style:text-properties fo:language="zxx" fo:country="none" officeooo:rsid="004c595d" officeooo:paragraph-rsid="0054495f" style:language-asian="zxx" style:country-asian="none" style:language-complex="zxx" style:country-complex="none"/>
    </style:style>
    <style:style style:name="P58" style:family="paragraph" style:parent-style-name="Table_20_Contents">
      <style:text-properties fo:language="zxx" fo:country="none" officeooo:rsid="00603296" officeooo:paragraph-rsid="00603296" style:language-asian="zxx" style:country-asian="none" style:language-complex="zxx" style:country-complex="none"/>
    </style:style>
    <style:style style:name="P59" style:family="paragraph" style:parent-style-name="Table_20_Contents">
      <style:text-properties fo:language="zxx" fo:country="none" officeooo:rsid="006ae4c8" officeooo:paragraph-rsid="006ae4c8" style:language-asian="zxx" style:country-asian="none" style:language-complex="zxx" style:country-complex="none"/>
    </style:style>
    <style:style style:name="P60" style:family="paragraph" style:parent-style-name="Table_20_Contents">
      <style:text-properties fo:language="zxx" fo:country="none" officeooo:rsid="006f26e3" officeooo:paragraph-rsid="006f26e3" style:language-asian="zxx" style:country-asian="none" style:language-complex="zxx" style:country-complex="none"/>
    </style:style>
    <style:style style:name="P61" style:family="paragraph" style:parent-style-name="Text_20_body">
      <style:text-properties fo:language="zxx" fo:country="none" officeooo:rsid="0040c528" officeooo:paragraph-rsid="0040c528" style:language-asian="zxx" style:country-asian="none" style:language-complex="zxx" style:country-complex="none"/>
    </style:style>
    <style:style style:name="P62" style:family="paragraph" style:parent-style-name="Text_20_body">
      <style:paragraph-properties fo:margin-top="0cm" fo:margin-bottom="0.046cm" style:contextual-spacing="false"/>
      <style:text-properties fo:language="zxx" fo:country="none" officeooo:paragraph-rsid="006b8f94" style:language-asian="zxx" style:country-asian="none" style:language-complex="zxx" style:country-complex="none"/>
    </style:style>
    <style:style style:name="P63" style:family="paragraph" style:parent-style-name="Text_20_body">
      <style:text-properties style:font-name="Liberation Sans" fo:font-size="12pt" fo:language="zxx" fo:country="none" officeooo:paragraph-rsid="003b55fd" style:font-size-asian="12pt" style:language-asian="zxx" style:country-asian="none" style:font-size-complex="12pt" style:language-complex="zxx" style:country-complex="none"/>
    </style:style>
    <style:style style:name="P64" style:family="paragraph" style:parent-style-name="Text_20_body">
      <style:paragraph-properties fo:margin-top="0cm" fo:margin-bottom="0.046cm" style:contextual-spacing="false"/>
      <style:text-properties fo:font-size="12pt" fo:language="zxx" fo:country="none" officeooo:paragraph-rsid="006b8f94" style:font-size-asian="12pt" style:language-asian="zxx" style:country-asian="none" style:font-size-complex="12pt" style:language-complex="zxx" style:country-complex="none"/>
    </style:style>
    <style:style style:name="P65" style:family="paragraph" style:parent-style-name="Text_20_body">
      <style:paragraph-properties fo:margin-top="0cm" fo:margin-bottom="0.046cm" style:contextual-spacing="false"/>
      <style:text-properties fo:font-size="11.5pt" fo:language="zxx" fo:country="none" officeooo:paragraph-rsid="00463fde" style:font-size-asian="11.5pt" style:language-asian="zxx" style:country-asian="none" style:font-size-complex="11.5pt" style:language-complex="zxx" style:country-complex="none"/>
    </style:style>
    <style:style style:name="T1" style:family="text">
      <style:text-properties style:font-name="sans-serif"/>
    </style:style>
    <style:style style:name="T2" style:family="text">
      <style:text-properties style:font-name="sans-serif" fo:font-size="12pt" style:font-size-asian="12pt" style:font-size-complex="12pt"/>
    </style:style>
    <style:style style:name="T3" style:family="text">
      <style:text-properties style:font-name="sans-serif" fo:font-size="13.5pt" officeooo:rsid="000a2efb"/>
    </style:style>
    <style:style style:name="T4" style:family="text">
      <style:text-properties style:font-name="sans-serif" fo:font-size="14.25pt"/>
    </style:style>
    <style:style style:name="T5" style:family="text">
      <style:text-properties style:font-name="sans-serif" fo:font-weight="bold" officeooo:rsid="000c293c" style:font-weight-asian="bold" style:font-weight-complex="bold"/>
    </style:style>
    <style:style style:name="T6" style:family="text">
      <style:text-properties style:font-name="sans-serif" fo:font-weight="bold" officeooo:rsid="006b8f94" style:font-weight-asian="bold" style:font-weight-complex="bold"/>
    </style:style>
    <style:style style:name="T7" style:family="text">
      <style:text-properties style:font-name="sans-serif" officeooo:rsid="00463fde"/>
    </style:style>
    <style:style style:name="T8" style:family="text">
      <style:text-properties style:font-name="sans-serif" fo:font-weight="normal" officeooo:rsid="00463fde" style:font-weight-asian="normal" style:font-weight-complex="normal"/>
    </style:style>
    <style:style style:name="T9" style:family="text">
      <style:text-properties style:font-name="sans-serif" fo:font-weight="normal" officeooo:rsid="006b8f94" style:font-weight-asian="normal" style:font-weight-complex="normal"/>
    </style:style>
    <style:style style:name="T10" style:family="text">
      <style:text-properties style:font-name="sans-serif" officeooo:rsid="0049655e"/>
    </style:style>
    <style:style style:name="T11" style:family="text">
      <style:text-properties style:font-name="sans-serif" officeooo:rsid="006d56c6"/>
    </style:style>
    <style:style style:name="T12" style:family="text">
      <style:text-properties style:font-name="monospace"/>
    </style:style>
    <style:style style:name="T13" style:family="text">
      <style:text-properties style:font-name="monospace" fo:font-size="12pt"/>
    </style:style>
    <style:style style:name="T14" style:family="text">
      <style:text-properties style:font-name="monospace" fo:font-size="12pt" fo:font-weight="bold" style:font-size-asian="12pt" style:font-weight-asian="bold" style:font-size-complex="12pt" style:font-weight-complex="bold"/>
    </style:style>
    <style:style style:name="T15" style:family="text">
      <style:text-properties style:font-name="monospace" fo:font-size="12pt" style:font-size-asian="12pt" style:font-size-complex="12pt"/>
    </style:style>
    <style:style style:name="T16" style:family="text">
      <style:text-properties style:font-name="monospace" fo:font-weight="bold" style:font-weight-asian="bold" style:font-weight-complex="bold"/>
    </style:style>
    <style:style style:name="T17" style:family="text">
      <style:text-properties style:font-name="monospace" fo:font-style="italic" fo:font-weight="bold" style:font-style-asian="italic" style:font-weight-asian="bold" style:font-style-complex="italic" style:font-weight-complex="bold"/>
    </style:style>
    <style:style style:name="T18" style:family="text">
      <style:text-properties fo:font-weight="bold" style:font-weight-asian="bold" style:font-weight-complex="bold"/>
    </style:style>
    <style:style style:name="T19" style:family="text">
      <style:text-properties fo:font-weight="bold" officeooo:rsid="005bcb7b" style:font-weight-asian="bold" style:font-weight-complex="bold"/>
    </style:style>
    <style:style style:name="T20" style:family="text">
      <style:text-properties fo:font-weight="bold" officeooo:rsid="0066dbb4" style:font-weight-asian="bold" style:font-weight-complex="bold"/>
    </style:style>
    <style:style style:name="T21" style:family="text">
      <style:text-properties fo:color="#0000cd" loext:opacity="100%" fo:font-weight="bold" style:font-weight-asian="bold" style:font-weight-complex="bold"/>
    </style:style>
    <style:style style:name="T22" style:family="text">
      <style:text-properties fo:color="#ff00ff" loext:opacity="100%"/>
    </style:style>
    <style:style style:name="T23" style:family="text">
      <style:text-properties fo:font-size="12pt" style:font-size-asian="12pt" style:font-size-complex="12pt"/>
    </style:style>
    <style:style style:name="T24" style:family="text">
      <style:text-properties fo:font-size="12pt" fo:font-style="italic" fo:font-weight="bold" style:font-size-asian="12pt" style:font-style-asian="italic" style:font-weight-asian="bold" style:font-size-complex="12pt" style:font-style-complex="italic" style:font-weight-complex="bold"/>
    </style:style>
    <style:style style:name="T25" style:family="text">
      <style:text-properties officeooo:rsid="00066dc8"/>
    </style:style>
    <style:style style:name="T26" style:family="text">
      <style:text-properties fo:font-style="italic"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bold" officeooo:rsid="0042880a" style:font-style-asian="italic" style:font-weight-asian="bold" style:font-style-complex="italic" style:font-weight-complex="bold"/>
    </style:style>
    <style:style style:name="T29" style:family="text">
      <style:text-properties fo:font-style="italic" fo:font-weight="bold" officeooo:rsid="0045aa78" style:font-style-asian="italic" style:font-weight-asian="bold" style:font-style-complex="italic" style:font-weight-complex="bold"/>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officeooo:rsid="0006a225"/>
    </style:style>
    <style:style style:name="T32" style:family="text">
      <style:text-properties officeooo:rsid="0009641d"/>
    </style:style>
    <style:style style:name="T33" style:family="text">
      <style:text-properties officeooo:rsid="000c293c"/>
    </style:style>
    <style:style style:name="T34" style:family="text">
      <style:text-properties officeooo:rsid="003b55fd"/>
    </style:style>
    <style:style style:name="T35" style:family="text">
      <style:text-properties officeooo:rsid="003c10a1"/>
    </style:style>
    <style:style style:name="T36" style:family="text">
      <style:text-properties officeooo:rsid="003c3343"/>
    </style:style>
    <style:style style:name="T37" style:family="text">
      <style:text-properties officeooo:rsid="003d2c21"/>
    </style:style>
    <style:style style:name="T38" style:family="text">
      <style:text-properties fo:font-size="22pt" fo:font-weight="bold" style:font-size-asian="22pt" style:font-weight-asian="bold" style:font-size-complex="22pt" style:font-weight-complex="bold"/>
    </style:style>
    <style:style style:name="T39" style:family="text">
      <style:text-properties fo:font-size="22pt" fo:font-weight="bold" officeooo:rsid="000e89cf" style:font-size-asian="22pt" style:font-weight-asian="bold" style:font-size-complex="22pt" style:font-weight-complex="bold"/>
    </style:style>
    <style:style style:name="T40" style:family="text">
      <style:text-properties officeooo:rsid="003f2714"/>
    </style:style>
    <style:style style:name="T41" style:family="text">
      <style:text-properties officeooo:rsid="0040c528"/>
    </style:style>
    <style:style style:name="T42" style:family="text">
      <style:text-properties officeooo:rsid="0042880a"/>
    </style:style>
    <style:style style:name="T43" style:family="text">
      <style:text-properties officeooo:rsid="00448665"/>
    </style:style>
    <style:style style:name="T44" style:family="text">
      <style:text-properties officeooo:rsid="00463fde"/>
    </style:style>
    <style:style style:name="T45" style:family="text">
      <style:text-properties officeooo:rsid="0049655e"/>
    </style:style>
    <style:style style:name="T46" style:family="text">
      <style:text-properties officeooo:rsid="004ad4e2"/>
    </style:style>
    <style:style style:name="T47" style:family="text">
      <style:text-properties fo:language="zxx" fo:country="none" officeooo:rsid="003c10a1" style:language-asian="zxx" style:country-asian="none" style:language-complex="zxx" style:country-complex="none"/>
    </style:style>
    <style:style style:name="T48" style:family="text">
      <style:text-properties officeooo:rsid="005245cd"/>
    </style:style>
    <style:style style:name="T49" style:family="text">
      <style:text-properties officeooo:rsid="00561827"/>
    </style:style>
    <style:style style:name="T50" style:family="text">
      <style:text-properties officeooo:rsid="0056a557"/>
    </style:style>
    <style:style style:name="T51" style:family="text">
      <style:text-properties officeooo:rsid="00585cf3"/>
    </style:style>
    <style:style style:name="T52" style:family="text">
      <style:text-properties officeooo:rsid="005affaa"/>
    </style:style>
    <style:style style:name="T53" style:family="text">
      <style:text-properties officeooo:rsid="005bcb7b"/>
    </style:style>
    <style:style style:name="T54" style:family="text">
      <style:text-properties officeooo:rsid="005e8ef9"/>
    </style:style>
    <style:style style:name="T55" style:family="text">
      <style:text-properties officeooo:rsid="00603296"/>
    </style:style>
    <style:style style:name="T56" style:family="text">
      <style:text-properties officeooo:rsid="0064b1ca"/>
    </style:style>
    <style:style style:name="T57" style:family="text">
      <style:text-properties officeooo:rsid="0066dbb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38">Le</text:span><text:span text:style-name="T39">s</text:span><text:span text:style-name="T38"> filtres simples</text:span></text:p>
      <text:h text:style-name="P52" text:outline-level="1">Introduction</text:h>
      <text:p text:style-name="P5">Dans les systèmes de type Unix, tout est considéré comme fichier. </text:p>
      <text:p text:style-name="P5">Il y a plusieurs types de fichiers, mais ceux qui nous intéressent, ce sont les fichiers contenant du texte ou à partir desquels on peut<text:span text:style-name="T35"> </text:span>extraire du texte. Nous nous intéressons aussi aux sorties d’une commande qui produit du texte.</text:p>
      <text:p text:style-name="P6">Quand on traite des fichiers, toutes les informations ne sont pas toujours pertinentes à tout moment.</text:p>
      <text:p text:style-name="P5">Il est donc important de pouvoir isoler les informations pertinentes, ou d’être en mesure d’organiser<text:span text:style-name="T35"> </text:span>le fichier d’une manière plus accessible, ou encore d’être capable d’obtenir des informations liées au contenu du fichier. </text:p>
      <text:p text:style-name="P5">Des commandes du shell permettent de faire ce travail simplement et rapidement.</text:p>
      <text:h text:style-name="P52" text:outline-level="1">Les redirections standards (&gt;, &gt;&gt;, &lt;<text:span text:style-name="T36">, 2&gt;</text:span>)</text:h>
      <text:p text:style-name="P8">On souhaite mettre la liste des fichiers de votre répertoire personnel dans un fichier texte nommé "<text:span text:style-name="T27">liste_fichiers.txt</text:span>".</text:p>
      <text:p text:style-name="P1">Donnez la commande permettant de réaliser cette opération.</text:p>
      <text:p text:style-name="P1">Comment peut-on, avec une ligne de commande, savoir si le fichier a bien été généré ?</text:p>
      <text:p text:style-name="P1">Quelle(s) commande(s) permettent de voir le contenu du fichier généré ?</text:p>
      <text:p text:style-name="P8"/>
      <table:table table:name="Tableau1" table:style-name="Tableau1">
        <table:table-column table:style-name="Tableau1.A"/>
        <table:table-row>
          <table:table-cell table:style-name="Tableau1.A1" office:value-type="string">
            <text:p text:style-name="P25">ls &gt;liste_fichiers.txt</text:p>
            <text:p text:style-name="P25">ls -l</text:p>
            <text:p text:style-name="P25">cat liste_fichiers.txt</text:p>
          </table:table-cell>
        </table:table-row>
      </table:table>
      <text:p text:style-name="P8"/>
      <text:p text:style-name="P8">On souhaite ajouter la date courante à la fin du fichier "<text:span text:style-name="T27">liste_fichiers.txt</text:span>"</text:p>
      <text:p text:style-name="P1">Sachant que la commande <text:span text:style-name="T18">date</text:span> permet d'avoir la date courante, quel opérateur <text:s/>permet d'ajouter du texte à la fin d'un fichier ?</text:p>
      <text:p text:style-name="P1">Donnez la commande permettant d'ajouter la date courante à la fin du fichier <text:span text:style-name="T27">liste_fichiers.txt</text:span>.</text:p>
      <text:p text:style-name="P1">Vérifiez que le fichier est correctement mis à jour.</text:p>
      <text:p text:style-name="P8"/>
      <table:table table:name="Tableau2" table:style-name="Tableau2">
        <table:table-column table:style-name="Tableau2.A"/>
        <table:table-row>
          <table:table-cell table:style-name="Tableau2.A1" office:value-type="string">
            <text:p text:style-name="P27">date &gt;&gt; liste_fichiers.txt</text:p>
            <text:p text:style-name="P26">cat liste_fichiers.txt</text:p>
          </table:table-cell>
        </table:table-row>
      </table:table>
      <text:p text:style-name="P9"/>
      <text:p text:style-name="P13">La liste des processus du système est affichable à l'aide de la commande ps aux.</text:p>
      <text:p text:style-name="P1">Donnez la commande permettant de mettre la liste des processus dans un fichier nommé "<text:span text:style-name="T27">proc.txt</text:span>".</text:p>
      <text:p text:style-name="P10"/>
      <table:table table:name="Tableau3" table:style-name="Tableau3">
        <table:table-column table:style-name="Tableau3.A"/>
        <table:table-row>
          <table:table-cell table:style-name="Tableau3.A1" office:value-type="string">
            <text:p text:style-name="P28">ps aux &gt; proc.txt</text:p>
          </table:table-cell>
        </table:table-row>
      </table:table>
      <text:p text:style-name="P10"/>
      <text:p text:style-name="P13">On afficher la liste des processus appartenant à l'utilisateur "<text:span text:style-name="T18">root</text:span>", pour cela, on peut utiliser la commande <text:span text:style-name="T18">grep</text:span>.</text:p>
      <text:p text:style-name="P1">En utilisant l'opérateur de redirection de l'entrée standard, compléter la commande suivante qui affichera les processus de l'utilisateur root:</text:p>
      <text:p text:style-name="P1"><text:span text:style-name="T21">grep</text:span> <text:span text:style-name="T22">root</text:span> ..........</text:p>
      <text:p text:style-name="P11"/>
      <table:table table:name="Tableau4" table:style-name="Tableau4">
        <table:table-column table:style-name="Tableau4.A"/>
        <table:table-row>
          <table:table-cell table:style-name="Tableau4.A1" office:value-type="string">
            <text:p text:style-name="P30">grep root &lt; <text:span text:style-name="T48">proc.txt</text:span></text:p>
          </table:table-cell>
        </table:table-row>
      </table:table>
      <text:p text:style-name="P11"/>
      <text:p text:style-name="P11"/>
      <text:p text:style-name="P13"><text:soft-page-break/>On souhaite voir si les étudiants de CIEL2024 ont tous créé un répertoire nommé "public_html".</text:p>
      <text:p text:style-name="P13">Pout cela on utilisera la commande find.</text:p>
      <text:p text:style-name="P1"><text:span text:style-name="T37">Donnez</text:span> la commande permettant de rechercher les répertoires "<text:span text:style-name="T27">public_html</text:span>"<text:span text:style-name="T37"> à partir du répertoire </text:span><text:span text:style-name="T27">/home/USERS/ELEVES/CIEL2024</text:span><text:span text:style-name="T37">.</text:span></text:p>
      <text:p text:style-name="P12"/>
      <table:table table:name="Tableau5" table:style-name="Tableau5">
        <table:table-column table:style-name="Tableau5.A"/>
        <table:table-row>
          <table:table-cell table:style-name="Tableau5.A1" office:value-type="string">
            <text:p text:style-name="P21"><text:span text:style-name="T49">f</text:span>ind /home/USERS/ELEVES/CIEL2024 -name public_html</text:p>
          </table:table-cell>
        </table:table-row>
      </table:table>
      <text:p text:style-name="P12"/>
      <text:p text:style-name="P14">Vous obtenez bien la liste des répertoires, cependant, vous avez de nombreux messages indiquant des "Permissions non accordées".</text:p>
      <text:p text:style-name="P1">En vous aidant de l'opérateur 2&gt;, faite<text:span text:style-name="T37">s</text:span> en sorte que les messages d'erreur ne s'affichent pas.</text:p>
      <text:p text:style-name="P12"/>
      <table:table table:name="Tableau6" table:style-name="Tableau6">
        <table:table-column table:style-name="Tableau6.A"/>
        <table:table-row>
          <table:table-cell table:style-name="Tableau6.A1" office:value-type="string">
            <text:p text:style-name="P22"><text:span text:style-name="T49">f</text:span>ind /home/USERS/ELEVES/CIEL2024 -name public_html <text:span text:style-name="T50">2&gt; /dev/null</text:span></text:p>
          </table:table-cell>
        </table:table-row>
      </table:table>
      <text:p text:style-name="P12"/>
      <text:p text:style-name="P15">Plutôt que de ne pas afficher les erreurs, on veut les mettre dans un fichier nommé <text:span text:style-name="T27">err.txt</text:span></text:p>
      <text:p text:style-name="P3">Donnez la commande permettant de faire cela.</text:p>
      <text:p text:style-name="P12"/>
      <table:table table:name="Tableau7" table:style-name="Tableau7">
        <table:table-column table:style-name="Tableau7.A"/>
        <table:table-row>
          <table:table-cell table:style-name="Tableau7.A1" office:value-type="string">
            <text:p text:style-name="P23"><text:span text:style-name="T49">f</text:span>ind /home/USERS/ELEVES/CIEL2024 -name public_html <text:span text:style-name="T50">2&gt; </text:span><text:span text:style-name="T51">err.txt</text:span></text:p>
          </table:table-cell>
        </table:table-row>
      </table:table>
      <text:p text:style-name="P24"/>
      <text:h text:style-name="P53" text:outline-level="1">Chaînage de commandes</text:h>
      <text:p text:style-name="P16">On veut la liste de processus contenant "root" dans la ligne d'affichage.</text:p>
      <text:p text:style-name="P16">La commande <text:span text:style-name="T18">ps aux</text:span> donne la liste des processus.</text:p>
      <text:p text:style-name="P16">La commande <text:span text:style-name="T18">grep</text:span> permet de filtrer un mot clef.</text:p>
      <text:p text:style-name="P1">En utilisant l'opérateur de chainage, pipe <text:span text:style-name="T53">(le </text:span>"<text:span text:style-name="T19">|</text:span><text:span text:style-name="T53">")</text:span>, donnez la commande permettant de n'afficher que les lignes contenant le mot "root" dans la liste des processus.</text:p>
      <text:p text:style-name="P12"/>
      <table:table table:name="Tableau8" table:style-name="Tableau8">
        <table:table-column table:style-name="Tableau8.A"/>
        <table:table-row>
          <table:table-cell table:style-name="Tableau8.A1" office:value-type="string">
            <text:p text:style-name="P29">ps aux | grep root</text:p>
          </table:table-cell>
        </table:table-row>
      </table:table>
      <text:p text:style-name="P12"/>
      <text:p text:style-name="P16">La commande <text:span text:style-name="T18">wc -l</text:span> permet d'afficher le nombre de lignes qui lui sont données en entrée.</text:p>
      <text:p text:style-name="P1">Donnez la commande permettant d'afficher le nombre de processus tournant actuellement sur le système.</text:p>
      <text:p text:style-name="P12"/>
      <table:table table:name="Tableau9" table:style-name="Tableau9">
        <table:table-column table:style-name="Tableau9.A"/>
        <table:table-row>
          <table:table-cell table:style-name="Tableau9.A1" office:value-type="string">
            <text:p text:style-name="P29">ps aux | grep root <text:span text:style-name="T52">| wc -l</text:span></text:p>
          </table:table-cell>
        </table:table-row>
      </table:table>
      <text:p text:style-name="P12"/>
      <text:p text:style-name="P16">On veut connaitre le nombre de processus ayant votre login dans les lignes s'affichant avec ps aux.</text:p>
      <text:p text:style-name="P1">Donnez la ligne commande permettant de faire cela (il est possible de chainer plusieurs lignes de commande).</text:p>
      <text:p text:style-name="P12"/>
      <table:table table:name="Tableau10" table:style-name="Tableau10">
        <table:table-column table:style-name="Tableau10.A"/>
        <table:table-row>
          <table:table-cell table:style-name="Tableau10.A1" office:value-type="string">
            <text:p text:style-name="P29">ps aux | grep ipain | wc -l</text:p>
          </table:table-cell>
        </table:table-row>
      </table:table>
      <text:h text:style-name="P52" text:outline-level="1">Découpage d’un fichier</text:h>
      <text:p text:style-name="P31">Comme nous l’avons <text:span text:style-name="T25">déjà </text:span>vu, les commandes <text:span text:style-name="T18">head</text:span> et <text:span text:style-name="T18">tail</text:span> permettent de n’afficher que les premières ou dernières lignes d’un fichier ou de l’entrée standard. </text:p>
      <text:p text:style-name="P7"><text:span text:style-name="T34">Par </text:span>exemple <text:span text:style-name="T34">pour afficher </text:span>les 15 premières lignes du fichier syslog</text:p>
      <text:p text:style-name="P35">$ head -n 15 /var/log/syslog</text:p>
      <text:p text:style-name="P31"><text:soft-page-break/></text:p>
      <text:p text:style-name="P1">Donnez la commande permettant d'afficher les 15 dernières lignes du fichier /var/log/syslog.</text:p>
      <text:p text:style-name="P12"/>
      <table:table table:name="Tableau11" table:style-name="Tableau11">
        <table:table-column table:style-name="Tableau11.A"/>
        <table:table-row>
          <table:table-cell table:style-name="Tableau11.A1" office:value-type="string">
            <text:p text:style-name="P29"><text:span text:style-name="T54">tail</text:span> -n 15 /var/log/syslo<text:span text:style-name="T54">g</text:span></text:p>
          </table:table-cell>
        </table:table-row>
      </table:table>
      <text:p text:style-name="P12"/>
      <text:p text:style-name="P31">L’utilisation d’une commande en tant que filtre se fait le plus souvent de la manière suivante (pour le même résultat) :</text:p>
      <text:p text:style-name="P35">$ cat /var/log/syslog | head -n 15</text:p>
      <text:p text:style-name="P31"/>
      <text:p text:style-name="P1"><text:span text:style-name="T34">Donnez</text:span> la commande <text:span text:style-name="T34">équivalente permettant</text:span> <text:span text:style-name="T34">d'</text:span>affiche<text:span text:style-name="T34">r</text:span> les 15 dernières lignes du fichier <text:span text:style-name="T26">/var/log/syslog</text:span> <text:span text:style-name="T34">.</text:span></text:p>
      <text:p text:style-name="P12"/>
      <table:table table:name="Tableau12" table:style-name="Tableau12">
        <table:table-column table:style-name="Tableau12.A"/>
        <table:table-row>
          <table:table-cell table:style-name="Tableau12.A1" office:value-type="string">
            <text:p text:style-name="P29">head -n 15 /var/log/syslo<text:span text:style-name="T55">g</text:span></text:p>
          </table:table-cell>
        </table:table-row>
      </table:table>
      <text:h text:style-name="P54" text:outline-level="1">Modification de l’affichage d’un fichier à l’écran</text:h>
      <text:p text:style-name="P31"/>
      <text:p text:style-name="P31">La commande <text:span text:style-name="T27">sort</text:span> permet d’afficher la sortie standard ou le contenu d’un fichier en triant les lignes. On peut choisir les colonnes qui seront les clefs du tri. Cette commande ne supprime pas d’information : en sortie toutes les colonnes seront présentes et le contenu de chaque ligne sera inchangé.</text:p>
      <text:p text:style-name="P31">Utilisée sans option, la commande <text:span text:style-name="T27">sort</text:span> trie le fichier donné en argument dans l’ordre alphabétique.</text:p>
      <text:p text:style-name="P31">Prenons comme exemple le fichier suivant nommé <text:span text:style-name="T27">tri.txt</text:span> :</text:p>
      <text:p text:style-name="P35">$ cat tri.txt</text:p>
      <text:p text:style-name="P35">21<text:span text:style-name="T40"><text:tab/></text:span>Béatrice<text:span text:style-name="T40"><text:tab/></text:span>1<text:span text:style-name="T40"><text:tab/></text:span>AA</text:p>
      <text:p text:style-name="P35">3<text:span text:style-name="T40"><text:tab/></text:span>Belle<text:span text:style-name="T40"><text:tab/></text:span>2<text:span text:style-name="T40"><text:tab/></text:span>BB</text:p>
      <text:p text:style-name="P35">11<text:span text:style-name="T40"><text:tab/></text:span>Alice<text:span text:style-name="T40"><text:tab/></text:span>2<text:span text:style-name="T40"><text:tab/></text:span>CC</text:p>
      <text:p text:style-name="P37"/>
      <text:p text:style-name="P35">$ sort tri.txt</text:p>
      <text:p text:style-name="P35">11<text:span text:style-name="T41"><text:tab/></text:span>Alice<text:span text:style-name="T41"><text:tab/></text:span>2<text:span text:style-name="T41"><text:tab/></text:span>CC</text:p>
      <text:p text:style-name="P35">21<text:span text:style-name="T41"><text:tab/></text:span>Béatrice<text:span text:style-name="T41"><text:tab/></text:span>1<text:span text:style-name="T41"><text:tab/></text:span>AA</text:p>
      <text:p text:style-name="P35">3<text:span text:style-name="T41"><text:tab/></text:span>Belle<text:span text:style-name="T41"><text:tab/></text:span>2<text:span text:style-name="T41"><text:tab/></text:span>BB</text:p>
      <text:p text:style-name="P33">Notons ici que la commande précédente pourrait s’écrire : </text:p>
      <text:p text:style-name="P35">cat tri.txt | sort</text:p>
      <text:p text:style-name="P33">Le tri réalisé ci-dessus se fait par ordre alphabétique. </text:p>
      <text:p text:style-name="P1">Le contenu du fichiertri.txt a-t-il changé ?</text:p>
      <text:p text:style-name="P12"/>
      <table:table table:name="Tableau13" table:style-name="Tableau13">
        <table:table-column table:style-name="Tableau13.A"/>
        <table:table-row>
          <table:table-cell table:style-name="Tableau13.A1" office:value-type="string">
            <text:p text:style-name="P58">Non</text:p>
          </table:table-cell>
        </table:table-row>
      </table:table>
      <text:p text:style-name="P34"/>
      <text:p text:style-name="P34"/>
      <text:p text:style-name="P34"/>
      <text:p text:style-name="P34"><text:soft-page-break/>Afin de pouvoir exploiter ultérieurement le résultat de la commande de tri, on veut générer un nouveau fichier.</text:p>
      <text:p text:style-name="P1">Donnez la commande permettant de générer un fichier nommé <text:span text:style-name="T27">tri2.txt</text:span> qui contiendra les lignes triées selon l'affichage précédent (on utilisera l'opérateur de redirection de la sortie standard pour générer le nouveau fichier).</text:p>
      <text:p text:style-name="P12"/>
      <table:table table:name="Tableau14" table:style-name="Tableau14">
        <table:table-column table:style-name="Tableau14.A"/>
        <table:table-row>
          <table:table-cell table:style-name="Tableau14.A1" office:value-type="string">
            <text:p text:style-name="P29">sort tri.txt &gt; tri2.txt</text:p>
          </table:table-cell>
        </table:table-row>
      </table:table>
      <text:p text:style-name="P12"/>
      <text:p text:style-name="P33">Comme vous le savez, dans l’ordre alphabétique 1 et 2 sont avant 3, c’est pourquoi ici la ligne qui commence par 3 se retrouve en dernière position. Pour changer ça et effectuer un tri numérique, il faut utiliser l’option <text:span text:style-name="T27">-n</text:span>.</text:p>
      <text:p text:style-name="P35">$ cat tri.txt | sort -n</text:p>
      <text:p text:style-name="P35">3<text:span text:style-name="T42"><text:tab/></text:span>Belle<text:span text:style-name="T42"><text:tab/></text:span>2<text:span text:style-name="T42"><text:tab/></text:span>BB</text:p>
      <text:p text:style-name="P35">11<text:span text:style-name="T42"><text:tab/></text:span>Alice<text:span text:style-name="T42"><text:tab/></text:span>2<text:span text:style-name="T42"><text:tab/></text:span>CC</text:p>
      <text:p text:style-name="P35">21<text:span text:style-name="T42"><text:tab/></text:span>Béatrice<text:span text:style-name="T42"><text:tab/></text:span>1<text:span text:style-name="T42"><text:tab/></text:span>AA</text:p>
      <text:p text:style-name="P39">On peut aussi trier par ordre alphabétique sur la deuxième colonne, qui dans notre exemple correspond à la colonne des prénoms. Dans la commande sort, on spécifie le numéro de la colonne avec l’option <text:span text:style-name="T27">-k</text:span>.</text:p>
      <text:p text:style-name="P2">Donnez la commande permettant de générer un fichier nommé <text:span text:style-name="T27">tri</text:span><text:span text:style-name="T28">3</text:span><text:span text:style-name="T27">.txt</text:span> qui contiendra les lignes triées selon l'<text:span text:style-name="T42">ordre alphabétique de la seconde colonne.</text:span></text:p>
      <text:p text:style-name="P12"/>
      <table:table table:name="Tableau15" table:style-name="Tableau15">
        <table:table-column table:style-name="Tableau15.A"/>
        <table:table-row>
          <table:table-cell table:style-name="Tableau15.A1" office:value-type="string">
            <text:p text:style-name="P29">sort -k 2 tri.txt &gt; tri3.txt</text:p>
          </table:table-cell>
        </table:table-row>
      </table:table>
      <text:p text:style-name="P39"/>
      <text:p text:style-name="P39">On peut combiner les options -n et -k si on veut trier sur la troisième colonne de manière numérique.</text:p>
      <text:p text:style-name="P2">Donnez la commande permettant de générer un fichier nommé <text:span text:style-name="T27">tri</text:span><text:span text:style-name="T28">4</text:span><text:span text:style-name="T27">.txt</text:span> qui contiendra les lignes triées selon l'<text:span text:style-name="T42">ordre numérique de la troisième colonne.</text:span></text:p>
      <text:p text:style-name="P12"/>
      <table:table table:name="Tableau16" table:style-name="Tableau16">
        <table:table-column table:style-name="Tableau16.A"/>
        <table:table-row>
          <table:table-cell table:style-name="Tableau16.A1" office:value-type="string">
            <text:p text:style-name="P29">sort tri.txt -n -k 3 &gt; tri4.txt</text:p>
          </table:table-cell>
        </table:table-row>
      </table:table>
      <text:p text:style-name="P12"><text:span text:style-name="T23"/></text:p>
      <text:p text:style-name="P39"><text:span text:style-name="T23">Les autres options usuelles de la commande </text:span><text:span text:style-name="T24">sort</text:span><text:span text:style-name="T23"> sont </text:span><text:span text:style-name="T24">-t</text:span><text:span text:style-name="T23"> pour changer le séparateur de colonne, et </text:span><text:span text:style-name="T24">-r</text:span><text:span text:style-name="T23"> pour inverser l’ordre. Pour plus d’options, vous pouvez consulter la page de manuel de sort.</text:span></text:p>
      <text:p text:style-name="P40"/>
      <text:h text:style-name="P55" text:outline-level="1"><text:span text:style-name="T56">E</text:span>xtraction d’information</text:h>
      <text:p text:style-name="P40"/>
      <text:p text:style-name="P43">La commande <text:span text:style-name="T27">cut</text:span> permet d’extraire des colonnes d’un fichier. </text:p>
      <text:p text:style-name="P43">Par exemple la commande <text:span text:style-name="T18">cut -c1-2 tri.txt</text:span> extrait les deux premiers caractères du fichier <text:span text:style-name="T27">tri.txt</text:span>, alors que <text:span text:style-name="T30">cut -f2,5 tri.txt</text:span> extrait les seconde et cinquième colonne. </text:p>
      <text:p text:style-name="P43">Faites attention au fait que le séparateur par défaut est la tabulation,ce qui est différent du caractère espace. Le séparateur peut être modifié avec l’utilisation de l’option <text:span text:style-name="T18">-d</text:span>.</text:p>
      <text:p text:style-name="P40">Considérons le fichier<text:span text:style-name="T42"> </text:span><text:span text:style-name="T27">extr.txt</text:span> suivant : </text:p>
      <text:p text:style-name="P35">$ cat extr.txt</text:p>
      <text:p text:style-name="P35">11 Alice 2 ; CC</text:p>
      <text:p text:style-name="P35">21 Béatrice 1 ; AA</text:p>
      <text:p text:style-name="P35">3 Belle 2 ; BB:</text:p>
      <text:p text:style-name="P38"/>
      <text:p text:style-name="P40">Pour extraire la deuxième colonne contenant les prénoms, on utilise la commande suivante. Attention, il faut redéfinir le séparateur de colonne pour que ce soit une espace et non une tabulation avec l’option <text:span text:style-name="T18">-d " "</text:span>. L’option <text:span text:style-name="T18">-f 2</text:span> permet de sélectionner la seconde colonne.</text:p>
      <text:p text:style-name="P35">$ <text:span text:style-name="T18">cut -d" " -f2 extr.txt</text:span></text:p>
      <text:p text:style-name="P35">Alice</text:p>
      <text:p text:style-name="P35">Béatrice</text:p>
      <text:p text:style-name="P35">Belle</text:p>
      <text:p text:style-name="P40">Notez à nouveau que la commande précédente, comme toutes les commandes de filtres, peut aussi s’écrire :</text:p>
      <text:p text:style-name="P35">cat extr.txt | cut -d" " -f2</text:p>
      <text:p text:style-name="P40"><text:span text:style-name="T31">P</text:span>our extraire les deuxième et cinquième colonnes on utilise la commande suivante :</text:p>
      <text:p text:style-name="P35">$ cat extr.txt | cut -d" " -f2,5</text:p>
      <text:p text:style-name="P35">Alice CC</text:p>
      <text:p text:style-name="P35">Béatrice AA</text:p>
      <text:p text:style-name="P35">Belle BB</text:p>
      <text:p text:style-name="P43"/>
      <text:p text:style-name="P44"><text:span text:style-name="T42">On souhaite</text:span> extraire les trois premières colonnes<text:span text:style-name="T42">.</text:span></text:p>
      <text:p text:style-name="P1">Donnez la commande permettant de faire cela, en précisant que le séparateur est à présent ";".</text:p>
      <text:p text:style-name="P12"/>
      <table:table table:name="Tableau17" table:style-name="Tableau17">
        <table:table-column table:style-name="Tableau17.A"/>
        <table:table-row>
          <table:table-cell table:style-name="Tableau17.A1" office:value-type="string">
            <text:p text:style-name="P29">cat extr.txt | cut -d";" -f1,2,3</text:p>
          </table:table-cell>
        </table:table-row>
      </table:table>
      <text:p text:style-name="P12"/>
      <text:p text:style-name="P45">La commande <text:span text:style-name="T18">ip </text:span><text:span text:style-name="T20">addess</text:span><text:span text:style-name="T57"> </text:span>a fourni l'affichage suivant:</text:p>
      <text:p text:style-name="P35">1: lo: &lt;LOOPBACK,UP,LOWER_UP&gt; mtu 65536 qdisc noqueue state UNKNOWN group default qlen 1000</text:p>
      <text:p text:style-name="P35"><text:s text:c="4"/>link/loopback 00:00:00:00:00:00 brd 00:00:00:00:00:00</text:p>
      <text:p text:style-name="P35"><text:s text:c="4"/>inet 127.0.0.1/8 scope host lo</text:p>
      <text:p text:style-name="P35"><text:s text:c="7"/>valid_lft forever preferred_lft forever</text:p>
      <text:p text:style-name="P35"><text:s text:c="4"/>inet6 ::1/128 scope host noprefixroute</text:p>
      <text:p text:style-name="P35"><text:s text:c="7"/>valid_lft forever preferred_lft forever</text:p>
      <text:p text:style-name="P35">2: eno1: &lt;BROADCAST,MULTICAST,UP,LOWER_UP&gt; mtu 1500 qdisc mq state UP group default qlen 1000</text:p>
      <text:p text:style-name="P35"><text:s text:c="4"/>link/ether 54:9f:35:18:4e:78 brd ff:ff:ff:ff:ff:ff</text:p>
      <text:p text:style-name="P35"><text:s text:c="4"/>altname enp1s0f0</text:p>
      <text:p text:style-name="P35"><text:s text:c="4"/>inet 172.18.58.15/23 brd 172.18.59.255 scope global eno1</text:p>
      <text:p text:style-name="P35"><text:s text:c="7"/>valid_lft forever preferred_lft forever</text:p>
      <text:p text:style-name="P35"><text:s text:c="4"/>inet6 fe80::569f:35ff:fe18:4e78/64 scope link</text:p>
      <text:p text:style-name="P35"><text:s text:c="7"/>valid_lft forever preferred_lft forever</text:p>
      <text:p text:style-name="P1">Donnez la commande permettant d'afficher les lignes contenant le mot clef "inet" (en utilisant la commande "<text:span text:style-name="T18">grep inet</text:span>" dans un chainage de commande.</text:p>
      <text:p text:style-name="P12"/>
      <table:table table:name="Tableau18" table:style-name="Tableau18">
        <table:table-column table:style-name="Tableau18.A"/>
        <table:table-row>
          <table:table-cell table:style-name="Tableau18.A1" office:value-type="string">
            <text:p text:style-name="P29">ip address | grep inet</text:p>
          </table:table-cell>
        </table:table-row>
      </table:table>
      <text:p text:style-name="P47">Cela devrait donner l'affichage:</text:p>
      <text:p text:style-name="P36"><text:s text:c="4"/>inet 127.0.0.1/8 scope host lo</text:p>
      <text:p text:style-name="P36"><text:s text:c="4"/>inet6 ::1/128 scope host noprefixroute</text:p>
      <text:p text:style-name="P36"><text:s text:c="4"/>inet 172.18.58.15/23 brd 172.18.59.255 scope global eno1</text:p>
      <text:p text:style-name="P36"><text:s text:c="4"/>inet6 fe80::569f:35ff:fe18:4e78/64 scope link</text:p>
      <text:p text:style-name="P46">On veut à présent ajouter un filtre supplémentaire qui n'affichera que les lignes contenant le mot clef "brd", en plus du mot inet.</text:p>
      <text:p text:style-name="P1">Donnez la commande permettant un tel filtrage.</text:p>
      <text:p text:style-name="P12"/>
      <table:table table:name="Tableau19" table:style-name="Tableau19">
        <table:table-column table:style-name="Tableau19.A"/>
        <table:table-row>
          <table:table-cell table:style-name="Tableau19.A1" office:value-type="string">
            <text:p text:style-name="P29">ip address | grep inet | grep brd</text:p>
          </table:table-cell>
        </table:table-row>
      </table:table>
      <text:p text:style-name="P47">Cela devrait donner l'affichage:</text:p>
      <text:p text:style-name="P36"><text:s text:c="4"/>inet 172.18.58.15/23 brd 172.18.59.255 scope global eno1</text:p>
      <text:p text:style-name="P46">Sur la ligne résultante, on veut uniquement le texte compris entre "inet" et "brd".</text:p>
      <text:p text:style-name="P1">En chainant la commande précédente avec une commande cut, donnez la commande permettant le résultat attendu.</text:p>
      <text:p text:style-name="P12"/>
      <table:table table:name="Tableau20" table:style-name="Tableau20">
        <table:table-column table:style-name="Tableau20.A"/>
        <table:table-row>
          <table:table-cell table:style-name="Tableau20.A1" office:value-type="string">
            <text:p text:style-name="P29">ip address | grep inet | grep brd | cut -d" " -f6</text:p>
          </table:table-cell>
        </table:table-row>
      </table:table>
      <text:p text:style-name="P47">Cela devrait donner l'affichage:</text:p>
      <text:p text:style-name="P36">172.18.58.15/23</text:p>
      <text:p text:style-name="P46"/>
      <text:p text:style-name="P46"><text:soft-page-break/>Enfin, on souhaite ne conserver que la chaîne précédant le "/".</text:p>
      <text:p text:style-name="P1">Donnez la commande<text:span text:style-name="T43">.</text:span></text:p>
      <text:p text:style-name="P12"/>
      <table:table table:name="Tableau21" table:style-name="Tableau21">
        <table:table-column table:style-name="Tableau21.A"/>
        <table:table-row>
          <table:table-cell table:style-name="Tableau21.A1" office:value-type="string">
            <text:p text:style-name="P29">ip address | grep inet | grep brd | cut -d"/" -f1 | cut -d" " -f6</text:p>
          </table:table-cell>
        </table:table-row>
      </table:table>
      <text:h text:style-name="P52" text:outline-level="1">Assemblage</text:h>
      <text:h text:style-name="P56" text:outline-level="2">La commande cat</text:h>
      <text:p text:style-name="P40">La commande <text:span text:style-name="T18">cat</text:span> a <text:span text:style-name="T32">déjà </text:span>été vue. Elle permet de concaténer plusieurs fichiers les uns à la suite des autres. Les fichiers concaténés par la commande cat sont affichés sur la sortie standard. Supposons que nous ayons deux fichiers <text:span text:style-name="T27">low.txt</text:span> et <text:span text:style-name="T27">high.txt</text:span>. Le contenu de chaque fichier est le suivant :</text:p>
      <text:p text:style-name="P35">$cat low.txt</text:p>
      <text:p text:style-name="P35">1</text:p>
      <text:p text:style-name="P35">2</text:p>
      <text:p text:style-name="P35">3</text:p>
      <text:p text:style-name="P48"/>
      <text:p text:style-name="P35">$cat high.txt</text:p>
      <text:p text:style-name="P35">4</text:p>
      <text:p text:style-name="P35">5</text:p>
      <text:p text:style-name="P35">6</text:p>
      <text:p text:style-name="P32"><text:span text:style-name="T13"/></text:p>
      <text:p text:style-name="P35">$cat low.txt high.txt</text:p>
      <text:p text:style-name="P35">1</text:p>
      <text:p text:style-name="P35">2</text:p>
      <text:p text:style-name="P35">3</text:p>
      <text:p text:style-name="P35">4</text:p>
      <text:p text:style-name="P35">5</text:p>
      <text:p text:style-name="P35">6</text:p>
      <text:p text:style-name="P17"/>
      <text:p text:style-name="P1">Le contenu des fichiers a-t-il changé?</text:p>
      <text:p text:style-name="P1">Générer un fichier <text:span text:style-name="T27">lowhigh.txt</text:span> contenant la concaténation des fichiers <text:span text:style-name="T27">low.txt</text:span> et <text:span text:style-name="T27">high.txt</text:span><text:span text:style-name="T29">.</text:span></text:p>
      <text:p text:style-name="P12"/>
      <table:table table:name="Tableau22" table:style-name="Tableau22">
        <table:table-column table:style-name="Tableau22.A"/>
        <table:table-row>
          <table:table-cell table:style-name="Tableau22.A1" office:value-type="string">
            <text:p text:style-name="P59">Non</text:p>
          </table:table-cell>
        </table:table-row>
      </table:table>
      <table:table table:name="Tableau27" table:style-name="Tableau27">
        <table:table-column table:style-name="Tableau27.A"/>
        <table:table-row>
          <table:table-cell table:style-name="Tableau27.A1" office:value-type="string">
            <text:p text:style-name="P59">cat low.txt high.txt &gt; lowhigh.txt</text:p>
          </table:table-cell>
        </table:table-row>
      </table:table>
      <text:p text:style-name="P51"/>
      <text:h text:style-name="P55" text:outline-level="1">Modification du contenu</text:h>
      <text:p text:style-name="P31"/>
      <text:p text:style-name="P41">Aucune des commandes précédentes ne supprime ni ne modifie une information spécifique. Dans cette section nous allons voir deux commandes simples permettant de modifier le contenu d’un fichier ou de l’entrée standard.</text:p>
      <text:h text:style-name="P56" text:outline-level="2"><text:span text:style-name="T3">l</text:span><text:span text:style-name="T4">a commande uniq</text:span></text:h>
      <text:p text:style-name="P40">La commande <text:span text:style-name="T18">uniq</text:span> permet de supprimer des lignes adjacentes identiques dans un fichier. Supposons que nous ayons le fichier suivant, appelé <text:span text:style-name="T27">double.txt</text:span>:</text:p>
      <text:p text:style-name="P35">$cat<text:span text:style-name="T44"> </text:span>double.txt</text:p>
      <text:p text:style-name="P35">AAAA</text:p>
      <text:p text:style-name="P35">AAAA</text:p>
      <text:p text:style-name="P35">BBBB</text:p>
      <text:p text:style-name="P35">CCCC</text:p>
      <text:p text:style-name="P35">CCCC</text:p>
      <text:p text:style-name="P35">DDDD</text:p>
      <text:p text:style-name="P35">AAAA</text:p>
      <text:p text:style-name="P32"><text:span text:style-name="T13"/></text:p>
      <text:p text:style-name="P42">Le résultat de la commande <text:span text:style-name="T18">uniq</text:span> sur ce fichier sera le suivant :</text:p>
      <text:p text:style-name="P35">$ uniq double.txt</text:p>
      <text:p text:style-name="P35">AAAA</text:p>
      <text:p text:style-name="P35">BBBB</text:p>
      <text:p text:style-name="P35">CCCC</text:p>
      <text:p text:style-name="P35">DDDD</text:p>
      <text:p text:style-name="P35">AAAA</text:p>
      <text:p text:style-name="P62"><text:span text:style-name="T2"/></text:p>
      <text:p text:style-name="P62"><text:span text:style-name="T2">Les options les plus communes de la commande </text:span><text:span text:style-name="T14">uniq</text:span><text:span text:style-name="T15"> </text:span><text:span text:style-name="T2">sont</text:span></text:p>
      <text:p text:style-name="P64"><text:span text:style-name="T9">L'option</text:span><text:span text:style-name="T6"> </text:span><text:span text:style-name="T16">-d</text:span><text:span text:style-name="T1">, qui affichera seulement les lignes ayant des doublons adjacents</text:span><text:span text:style-name="T7">.</text:span></text:p>
      <text:p text:style-name="P35">$ uniq -d double.txt</text:p>
      <text:p text:style-name="P35">AAAA</text:p>
      <text:p text:style-name="P35">CCCC</text:p>
      <text:p text:style-name="P65"><text:span text:style-name="T8">L'option </text:span><text:span text:style-name="T16">-u</text:span><text:span text:style-name="T1">, </text:span><text:span text:style-name="T11">qui </text:span><text:span text:style-name="T1">affichera seulement les lignes n’ayant pas de doublons adjacents.</text:span></text:p>
      <text:p text:style-name="P35">$ uniq -u double.txt</text:p>
      <text:p text:style-name="P35">BBBB</text:p>
      <text:p text:style-name="P35">DDDD</text:p>
      <text:p text:style-name="P35">AAAA</text:p>
      <text:p text:style-name="P18">Le fichier <text:span text:style-name="T27">user.txt</text:span> contient une liste de nom d'utilisateur. Certains apparaissent plusieurs fois.</text:p>
      <text:p text:style-name="P1">Comment éliminer les doublons à l'aide de la commande uniq (trier le contenu du fichier peut aider)?</text:p>
      <text:p text:style-name="P12"/>
      <table:table table:name="Tableau23" table:style-name="Tableau23">
        <table:table-column table:style-name="Tableau23.A"/>
        <table:table-row>
          <table:table-cell table:style-name="Tableau23.A1" office:value-type="string">
            <text:p text:style-name="P29">cat user.txt | sort</text:p>
          </table:table-cell>
        </table:table-row>
      </table:table>
      <text:p text:style-name="P19"><text:span text:style-name="T47"/></text:p>
      <text:p text:style-name="P19"><text:span text:style-name="T47"/></text:p>
      <text:p text:style-name="P19"><text:span text:style-name="T47"/></text:p>
      <text:p text:style-name="P19"><text:span text:style-name="T47"/></text:p>
      <text:p text:style-name="P19"><text:soft-page-break/>Le fichier <text:span text:style-name="T27">bts.txt</text:span> contient les prénom, nom et promotion des étudiants depuis 10 ans.</text:p>
      <text:p text:style-name="P18">On souhaite savoir combien de fois un même prénom est présent dans le fichier.</text:p>
      <text:p text:style-name="P18"/>
      <text:p text:style-name="P1">En vous aidant de la documentation de la commande uniq, et en triant au préalable le fichier <text:span text:style-name="T27">bts.txt</text:span>, donnez la commande permettant ce décompte.</text:p>
      <text:p text:style-name="P12"/>
      <table:table table:name="Tableau24" table:style-name="Tableau24">
        <table:table-column table:style-name="Tableau24.A"/>
        <table:table-row>
          <table:table-cell table:style-name="Tableau24.A1" office:value-type="string">
            <text:p text:style-name="P29">cat bts.txt | cut -d"," -f1 | cut -d" " -f2 | sort | uniq -cd</text:p>
          </table:table-cell>
        </table:table-row>
      </table:table>
      <text:h text:style-name="P52" text:outline-level="1"><text:span text:style-name="T33">L</text:span>a commande tr</text:h>
      <text:p text:style-name="P49"><text:span text:style-name="T1">La commande </text:span><text:span text:style-name="T16">tr</text:span><text:span text:style-name="T12"> </text:span><text:span text:style-name="T1">(translate) remplace une liste de caractères par une autre. Supposons que l’on souhaite changer les majuscules en minuscules en utilisant la commande </text:span><text:span text:style-name="T16">tr</text:span><text:span text:style-name="T1">. Nous avons le fichier</text:span><text:span text:style-name="T10"> </text:span><text:span text:style-name="T17">slogan.txt</text:span><text:span text:style-name="T12"> </text:span><text:span text:style-name="T1">suivant :</text:span></text:p>
      <text:p text:style-name="P35">$cat slogan.txt<text:line-break/>Live free or Die UNIX</text:p>
      <text:p text:style-name="P50"><text:span text:style-name="T45">On veut</text:span> changer toutes les majuscules en minuscules<text:span text:style-name="T45">.</text:span></text:p>
      <text:p text:style-name="P1">En vous aidant de la documentation de la commande <text:span text:style-name="T18">tr</text:span>, donnez la <text:span text:style-name="T45">ligne de </text:span>commande permettant de convertir toutes les lettres minuscules en majuscule. Vous utiliserez une redirection de l'entrée standard pour fournir le texte du fichier à la commande tr.</text:p>
      <text:p text:style-name="P12"/>
      <table:table table:name="Tableau25" table:style-name="Tableau25">
        <table:table-column table:style-name="Tableau25.A"/>
        <table:table-row>
          <table:table-cell table:style-name="Tableau25.A1" office:value-type="string">
            <text:p text:style-name="P60">cat slogan.txt | tr [:lower:] [:upper:]</text:p>
          </table:table-cell>
        </table:table-row>
      </table:table>
      <text:p text:style-name="P12"><text:span text:style-name="T2"/></text:p>
      <text:h text:style-name="P56" text:outline-level="2">Meta-information : wc</text:h>
      <text:p text:style-name="P31"><text:span text:style-name="T1"/></text:p>
      <text:p text:style-name="P49"><text:span text:style-name="T1">La commande </text:span><text:span text:style-name="T16">wc</text:span><text:span text:style-name="T12"> </text:span><text:span text:style-name="T1">(Word Count) est un peu particulière pour cette section, car elle ne permet pas de transformer, d’extraire ou de mixer des informations d’un fichier texte ou de l’entrée standard. La commande </text:span><text:span text:style-name="T16">wc</text:span><text:span text:style-name="T12"> </text:span><text:span text:style-name="T1">fournit des méta-informations sur un fichier ou sur l’entrée standard. </text:span><text:span text:style-name="T5">w</text:span><text:span text:style-name="T16">c</text:span><text:span text:style-name="T12"> </text:span><text:span text:style-name="T1">affiche le nombre de lignes, mots et octets contenus dans les fichiers dont les noms sont donnés en argument.</text:span></text:p>
      <text:p text:style-name="P35">$ wc slogan4.txt</text:p>
      <text:p text:style-name="P35">4 22 115 slogan4.txt</text:p>
      <text:p text:style-name="P49"><text:span text:style-name="T1">La commande </text:span><text:span text:style-name="T16">wc</text:span><text:span text:style-name="T12"> </text:span><text:span text:style-name="T1">s’utilise aussi comme filtre avec la syntaxe suivante, qui produit le même résultat :</text:span></text:p>
      <text:p text:style-name="P35">$cat<text:span text:style-name="T45"> </text:span>slogan4.txt | wc</text:p>
      <text:p text:style-name="P35">4 2<text:span text:style-name="T46">2</text:span> <text:span text:style-name="T46">115</text:span> slogan4.txt</text:p>
      <text:p text:style-name="P17"/>
      <text:p text:style-name="P1">Donnez la commande permettant d'afficher le nombre de mots contenu dans le fichier <text:span text:style-name="T27">slogan4.txt</text:span>.</text:p>
      <text:p text:style-name="P12"/>
      <table:table table:name="Tableau26" table:style-name="Tableau26">
        <table:table-column table:style-name="Tableau26.A"/>
        <table:table-row>
          <table:table-cell table:style-name="Tableau26.A1" office:value-type="string">
            <text:p text:style-name="P29">cat slogan4.txt | wc -w</text:p>
          </table:table-cell>
        </table:table-row>
      </table:table>
      <text:p text:style-name="P20"/>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adornments="Normal"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Mono" svg:font-family="'Noto Mono'" style:font-pitch="fixed"/>
    <style:font-face style:name="OpenSymbol" svg:font-family="OpenSymbol" style:font-charset="x-symbol"/>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Question" style:family="paragraph" style:parent-style-name="Standard" style:next-style-name="Standard">
      <loext:graphic-properties draw:fill="solid" draw:fill-color="#e0ffff"/>
      <style:paragraph-properties fo:background-color="#e0ffff" style:border-line-width="0.002cm 0.004cm 0.002cm" fo:padding="0.049cm" fo:border="0.2pt double #ff0000"/>
    </style:style>
    <style:style style:name="console" style:family="paragraph" style:parent-style-name="Standard">
      <loext:graphic-properties draw:fill="solid" draw:fill-color="#000000"/>
      <style:paragraph-properties fo:background-color="#000000"/>
      <style:text-properties style:font-name="Courier New" fo:font-family="'Courier New'" style:font-style-name="Normal" style:font-family-generic="modern"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sole" style:family="paragraph" style:parent-style-name="Text_20_body">
      <style:paragraph-properties fo:padding="0.049cm" fo:border="0.06pt solid #000000"/>
    </style:style>
    <style:style style:name="Comment" style:family="paragraph" style:parent-style-name="Standard" style:class="extra">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idier BERNARD</meta:initial-creator>
    <meta:creation-date>2024-09-03T20:05:26.382000000</meta:creation-date>
    <dc:date>2024-09-18T10:28:23.429944793</dc:date>
    <meta:editing-duration>PT7H12M25S</meta:editing-duration>
    <meta:editing-cycles>87</meta:editing-cycles>
    <meta:generator>LibreOffice/24.2.5.2$Linux_X86_64 LibreOffice_project/420$Build-2</meta:generator>
    <meta:document-statistic meta:table-count="27" meta:image-count="0" meta:object-count="0" meta:page-count="9" meta:paragraph-count="223" meta:word-count="2128" meta:character-count="13074" meta:non-whitespace-character-count="11096"/>
  </office:meta>
</office:document-meta>
</file>